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c60ca" officeooo:paragraph-rsid="003c60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aa8" officeooo:paragraph-rsid="005bda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d4673" officeooo:paragraph-rsid="006a2bf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284" officeooo:paragraph-rsid="0035028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6947" officeooo:paragraph-rsid="003f19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673" officeooo:paragraph-rsid="003d467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40fe8e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3f40f4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6a2bf9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0e27b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e1cd0" officeooo:paragraph-rsid="006e1cd0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c8164" officeooo:paragraph-rsid="006c8164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40f4" officeooo:paragraph-rsid="00656883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40f4" officeooo:paragraph-rsid="00565897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12bf" officeooo:paragraph-rsid="004582dc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paragraph-rsid="00565897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673" officeooo:paragraph-rsid="006a2bf9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698581" officeooo:paragraph-rsid="00698581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51393f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51393f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d4673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4582dc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6a2bf9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6a2bf9"/>
    </style:style>
    <style:style style:name="P30" style:family="paragraph" style:parent-style-name="Standard">
      <style:paragraph-properties fo:text-align="start" style:justify-single-word="false"/>
      <style:text-properties officeooo:paragraph-rsid="00700648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officeooo:rsid="004582dc" officeooo:paragraph-rsid="004582dc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0fe8e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229a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3d4673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3c60ca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" officeooo:paragraph-rsid="006a2bf9"/>
    </style:style>
    <style:style style:name="P37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6a2bf9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DejaVu Sans Condensed" officeooo:rsid="003f40f4" officeooo:paragraph-rsid="00656883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DejaVu Sans Condensed" officeooo:rsid="003f40f4" officeooo:paragraph-rsid="0064ab60"/>
    </style:style>
    <style:style style:name="P40" style:family="paragraph" style:parent-style-name="Standard" style:list-style-name="L10">
      <style:paragraph-properties fo:text-align="start" style:justify-single-word="false"/>
      <style:text-properties style:font-name="DejaVu Sans Condensed" officeooo:rsid="003f40f4" officeooo:paragraph-rsid="006a2bf9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3229a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a0036" officeooo:paragraph-rsid="006a2bf9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412bf" officeooo:paragraph-rsid="0043229a" style:font-size-asian="12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50284" officeooo:paragraph-rsid="006a2bf9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DejaVu Sans Condensed" officeooo:rsid="0043acd2" officeooo:paragraph-rsid="0043acd2"/>
    </style:style>
    <style:style style:name="P48" style:family="paragraph" style:parent-style-name="Standard" style:list-style-name="L7">
      <style:paragraph-properties fo:text-align="start" style:justify-single-word="false"/>
      <style:text-properties style:font-name="DejaVu Sans Condensed" officeooo:rsid="003e03f2" officeooo:paragraph-rsid="006a2bf9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0064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006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4673" style:font-weight-asian="bold" style:font-weight-complex="bold"/>
    </style:style>
    <style:style style:name="T3" style:family="text">
      <style:text-properties fo:font-weight="bold" officeooo:rsid="0055ed4f" style:font-weight-asian="bold" style:font-weight-complex="bold"/>
    </style:style>
    <style:style style:name="T4" style:family="text">
      <style:text-properties fo:font-weight="bold" officeooo:rsid="003f40f4" style:font-weight-asian="bold" style:font-weight-complex="bold"/>
    </style:style>
    <style:style style:name="T5" style:family="text">
      <style:text-properties fo:font-weight="bold" officeooo:rsid="0051393f" style:font-weight-asian="bold" style:font-weight-complex="bold"/>
    </style:style>
    <style:style style:name="T6" style:family="text">
      <style:text-properties fo:font-weight="bold" officeooo:rsid="003e03f2" style:font-weight-asian="bold" style:font-weight-complex="bold"/>
    </style:style>
    <style:style style:name="T7" style:family="text">
      <style:text-properties fo:font-weight="bold" officeooo:rsid="004582dc" style:font-weight-asian="bold" style:font-weight-complex="bold"/>
    </style:style>
    <style:style style:name="T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3229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3d4673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3c60c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2ce17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2d7b5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55ed4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3f40f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409d7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fd723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64c87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3a0036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3d467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4700e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c60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43229a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4582dc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623ae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2ce177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2d7b57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3f40f4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3fd723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409d7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1393f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3229a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41c6db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2a4a8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582dc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3d4673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64ab6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66179c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67dfd7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51393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585969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9d399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6215f5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3d4673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weight="bold" officeooo:rsid="00656883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weight="bold" officeooo:rsid="0060e27b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weight="bold" officeooo:rsid="004e3922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weight="bold" officeooo:rsid="005060ef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style:font-name="DejaVu Sans Condensed" fo:font-size="12pt" fo:font-weight="bold" officeooo:rsid="006a2bf9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weight="bold" officeooo:rsid="006a9128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582dc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3412bf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3229a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1c6db" style:font-size-asian="12pt" style:font-weight-asian="bold" style:font-size-complex="12pt" style:font-weight-complex="bold"/>
    </style:style>
    <style:style style:name="T63" style:family="text">
      <style:text-properties fo:font-size="12pt" fo:font-weight="normal" officeooo:rsid="003412bf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4582dc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43229a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3e03f2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41c6db" style:font-size-asian="12pt" style:font-weight-asian="normal" style:font-size-complex="12pt" style:font-weight-complex="normal"/>
    </style:style>
    <style:style style:name="T68" style:family="text">
      <style:text-properties officeooo:rsid="003d4673"/>
    </style:style>
    <style:style style:name="T69" style:family="text">
      <style:text-properties style:font-name="DejaVu Sans Condensed" fo:font-size="12pt" fo:font-weight="normal" officeooo:rsid="003412bf" style:font-size-asian="12pt" style:font-weight-asian="normal" style:font-size-complex="12pt" style:font-weight-complex="normal"/>
    </style:style>
    <style:style style:name="T70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71" style:family="text">
      <style:text-properties style:font-name="DejaVu Sans Condensed" fo:font-size="12pt" fo:font-weight="normal" officeooo:rsid="003e03f2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4582dc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41c6db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bold" officeooo:rsid="006574a9" style:font-size-asian="12pt" style:font-weight-asian="bold" style:font-size-complex="12pt" style:font-weight-complex="bold"/>
    </style:style>
    <style:style style:name="T75" style:family="text">
      <style:text-properties style:font-name="DejaVu Sans Condensed" fo:font-size="12pt" fo:font-weight="bold" officeooo:rsid="004582dc" style:font-size-asian="12pt" style:font-weight-asian="bold" style:font-size-complex="12pt" style:font-weight-complex="bold"/>
    </style:style>
    <style:style style:name="T76" style:family="text">
      <style:text-properties officeooo:rsid="005d1593"/>
    </style:style>
    <style:style style:name="T77" style:family="text">
      <style:text-properties officeooo:rsid="0062dc60"/>
    </style:style>
    <style:style style:name="T78" style:family="text">
      <style:text-properties officeooo:rsid="0064ab60"/>
    </style:style>
    <style:style style:name="T79" style:family="text">
      <style:text-properties officeooo:rsid="00656883"/>
    </style:style>
    <style:style style:name="T80" style:family="text">
      <style:text-properties officeooo:rsid="0051393f"/>
    </style:style>
    <style:style style:name="T81" style:family="text">
      <style:text-properties officeooo:rsid="0043229a"/>
    </style:style>
    <style:style style:name="T82" style:family="text">
      <style:text-properties officeooo:rsid="0052a4a8"/>
    </style:style>
    <style:style style:name="T83" style:family="text">
      <style:text-properties officeooo:rsid="003e03f2"/>
    </style:style>
    <style:style style:name="T84" style:family="text">
      <style:text-properties officeooo:rsid="003412bf"/>
    </style:style>
    <style:style style:name="T85" style:family="text">
      <style:text-properties officeooo:rsid="0041c6db"/>
    </style:style>
    <style:style style:name="T86" style:family="text">
      <style:text-properties officeooo:rsid="004582dc"/>
    </style:style>
    <style:style style:name="T87" style:family="text">
      <style:text-properties officeooo:rsid="006c8164"/>
    </style:style>
    <style:style style:name="T88" style:family="text">
      <style:text-properties officeooo:rsid="006f14b0"/>
    </style:style>
    <style:style style:name="T8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9">1<text:span text:style-name="T89">xx</text:span> - Controls</text:p>
          </table:table-cell>
          <table:table-cell table:style-name="Table1.B1" office:value-type="string">
            <text:p text:style-name="P50">2xx - Ground</text:p>
          </table:table-cell>
          <table:table-cell table:style-name="Table1.B1" office:value-type="string">
            <text:p text:style-name="P50">3xx - Flight</text:p>
          </table:table-cell>
          <table:table-cell table:style-name="Table1.D1" office:value-type="string">
            <text:p text:style-name="P50">4xx - A2A</text:p>
          </table:table-cell>
          <table:table-cell table:style-name="Table1.B1" office:value-type="string">
            <text:p text:style-name="P50">5xx - A2G</text:p>
          </table:table-cell>
          <table:table-cell table:style-name="Table1.F1" office:value-type="string">
            <text:p text:style-name="P50">6xx - Misc</text:p>
          </table:table-cell>
        </table:table-row>
      </table:table>
      <text:p text:style-name="P30"><text:span text:style-name="T46">4</text:span><text:span text:style-name="T51">0</text:span><text:span text:style-name="T58">2</text:span><text:span text:style-name="T45"> - </text:span><text:span text:style-name="T47">A/</text:span><text:span text:style-name="T48">A</text:span><text:span text:style-name="T47"> </text:span><text:span text:style-name="T49">- </text:span><text:span text:style-name="T50">Gun, Magic</text:span><text:span text:style-name="T57">, Super</text:span></text:p>
      <text:p text:style-name="P1"/>
      <text:p text:style-name="P4">Fence In</text:p>
      <text:list text:style-name="L1">
        <text:list-item>
          <text:p text:style-name="P12">Master Arm ... ON (B2 button to toggle)</text:p>
        </text:list-item>
        <text:list-item>
          <text:p text:style-name="P23"><text:span text:style-name="T54">R</text:span><text:span text:style-name="T42">adar ... EMIT (Mode knob to 4)</text:span></text:p>
        </text:list-item>
        <text:list-item>
          <text:p text:style-name="P13">Gun arming switch ... ARM (B1 button to toggle)</text:p>
        </text:list-item>
        <text:list-item>
          <text:p text:style-name="P14">Magic and S530 standby buttons ... P <text:span text:style-name="T87">(PPA, above right knee)</text:span></text:p>
        </text:list-item>
        <text:list-item>
          <text:p text:style-name="P15">TOT/PAR button ... As needed (PPA, above right knee) (B6 button to toggle)</text:p>
        </text:list-item>
      </text:list>
      <text:p text:style-name="P6"/>
      <text:p text:style-name="P3"><text:span text:style-name="T76">30 mm cannon -- 2x </text:span>DEFA 554<text:span text:style-name="T76">,</text:span> 125 rounds/gun</text:p>
      <text:list text:style-name="L2">
        <text:list-item>
          <text:p text:style-name="P24"><text:span text:style-name="T32">Press </text:span><text:span text:style-name="T44">Gray Reset Hat back</text:span><text:span text:style-name="T32"> </text:span><text:span text:style-name="T33">("</text:span><text:span text:style-name="T32">CNM </text:span><text:span text:style-name="T35">switch up</text:span><text:span text:style-name="T33">") </text:span><text:span text:style-name="T36">to select A/A gun.</text:span></text:p>
        </text:list-item>
        <text:list-item>
          <text:p text:style-name="P31"><text:span text:style-name="T20">I</text:span><text:span text:style-name="T19">f you have Magics and are within range, </text:span><text:span text:style-name="T8">DOM</text:span><text:span text:style-name="T19"> (for </text:span><text:span text:style-name="T26">"</text:span><text:span text:style-name="T19">domain</text:span><text:span text:style-name="T26">"</text:span><text:span text:style-name="T19">/in range) will appear on HUD to remind you.</text:span></text:p>
        </text:list-item>
        <text:list-item>
          <text:p text:style-name="P31"><text:span text:style-name="T19">Press </text:span><text:span text:style-name="T8">Trigger</text:span><text:span text:style-name="T19"> to fire.</text:span></text:p>
        </text:list-item>
      </text:list>
      <text:p text:style-name="P9"><text:span text:style-name="T21">A</text:span><text:span text:style-name="T19">vailable radar ACM modes (automatic lock, 10 nmi range):</text:span></text:p>
      <text:list xml:id="list347205259" text:style-name="L3">
        <text:list-item>
          <text:p text:style-name="P32"><text:span text:style-name="T8">WSC </text:span><text:span text:style-name="T14">(Dish Hat)</text:span><text:span text:style-name="T8"> Forward</text:span><text:span text:style-name="T19">: </text:span><text:span text:style-name="T8">Boresight/Vertical</text:span><text:span text:style-name="T19"> </text:span><text:span text:style-name="T22">scan</text:span></text:p>
        </text:list-item>
        <text:list-item>
          <text:p text:style-name="P38"><text:span text:style-name="T8">WSC </text:span><text:span text:style-name="T14">(Dish Hat)</text:span><text:span text:style-name="T8"> Back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16"><text:span text:style-name="T1">WSC </text:span><text:span text:style-name="T3">(Dish Hat)</text:span><text:span text:style-name="T1"> Press</text:span>: <text:span text:style-name="T1">Unlock target</text:span><text:span text:style-name="T78"> or exit other mode</text:span></text:p>
        </text:list-item>
      </text:list>
      <text:p text:style-name="P7"/>
      <text:p text:style-name="P2"><text:span text:style-name="T77">R.550 </text:span>Magic <text:span text:style-name="T88">II -- </text:span>IR <text:span text:style-name="T88">all-aspect</text:span></text:p>
      <text:list xml:id="list1475369893" text:style-name="L4">
        <text:list-item>
          <text:p text:style-name="P25"><text:span text:style-name="T32">Press </text:span><text:span text:style-name="T44">Gray Reset Hat</text:span><text:span text:style-name="T43"> </text:span><text:span text:style-name="T44">forward</text:span><text:span text:style-name="T33"> ("</text:span><text:span text:style-name="T32">CNM </text:span><text:span text:style-name="T34">Switch down</text:span><text:span text:style-name="T33">") </text:span><text:span text:style-name="T36">to select Magic missiles.</text:span></text:p>
        </text:list-item>
        <text:list-item>
          <text:p text:style-name="P41">On <text:span text:style-name="T1">PPA</text:span> (above right knee):</text:p>
          <text:list>
            <text:list-item>
              <text:p text:style-name="P33"><text:span text:style-name="T64">Ensure </text:span><text:span text:style-name="T59">Magic Standby</text:span><text:span text:style-name="T64"> button shows "</text:span><text:span text:style-name="T59">P</text:span><text:span text:style-name="T64">". <text:s/>If not, press to start cooldown (30 seconds).</text:span><text:span text:style-name="T63"> <text:s/></text:span><text:span text:style-name="T65">You have 90 minutes of coolant. <text:s/>Subsequent stop/starts take 10 minutes worth each.</text:span></text:p>
            </text:list-item>
            <text:list-item>
              <text:p text:style-name="P43">Set pylon if desired: <text:span text:style-name="T1">I</text:span> = Auto (default), <text:span text:style-name="T1">G</text:span> = Left, <text:span text:style-name="T1">R</text:span> = Right</text:p>
            </text:list-item>
          </text:list>
        </text:list-item>
        <text:list-item>
          <text:p text:style-name="P26"><text:span text:style-name="T38">Missile seeker search mode is determined by</text:span><text:span text:style-name="T39"> button on</text:span><text:span text:style-name="T38"> </text:span><text:span text:style-name="T52">PCA</text:span><text:span text:style-name="T38"> </text:span><text:span text:style-name="T39">(above left knee)</text:span><text:span text:style-name="T38">:</text:span></text:p>
        </text:list-item>
      </text:list>
      <text:list text:style-name="L5">
        <text:list-item>
          <text:list>
            <text:list-item>
              <text:p text:style-name="P35"><text:span text:style-name="T23">If </text:span><text:span text:style-name="T10">MAG</text:span><text:span text:style-name="T21">: </text:span><text:span text:style-name="T23">Search modes are </text:span><text:span text:style-name="T11">Vertical Wide Search</text:span><text:span text:style-name="T23"> and </text:span><text:span text:style-name="T11">Vertical Narrow Search</text:span><text:span text:style-name="T23">.</text:span></text:p>
            </text:list-item>
            <text:list-item>
              <text:p text:style-name="P18"><text:span text:style-name="T68">If </text:span><text:span text:style-name="T2">MAV</text:span><text:span text:style-name="T68">: <text:s/></text:span>Search modes are <text:span text:style-name="T1">Horizontal Wide Search</text:span> and <text:span text:style-name="T1">Vertical Narrow Search</text:span>.</text:p>
            </text:list-item>
          </text:list>
        </text:list-item>
      </text:list>
      <text:list xml:id="list144441024199856" text:continue-list="list1475369893" text:style-name="L4">
        <text:list-item>
          <text:p text:style-name="P19">In both cases, Vertical Narrow Search is indicated with a dashed box on the upper part of the HUD.</text:p>
        </text:list-item>
        <text:list-item>
          <text:p text:style-name="P34"><text:span text:style-name="T9">Front Thumb Button</text:span><text:span text:style-name="T24"> unlocks target (without resetting HUD mode), and toggles </text:span><text:span text:style-name="T25">seeker </text:span><text:span text:style-name="T24">s</text:span><text:span text:style-name="T21">earch mode</text:span><text:span text:style-name="T24">.</text:span></text:p>
        </text:list-item>
        <text:list-item>
          <text:p text:style-name="P47"><text:span text:style-name="T24">W</text:span><text:span text:style-name="T19">hen using with a radar lock, press </text:span><text:span text:style-name="T8">Rear Thumb Button</text:span><text:span text:style-name="T19"> (</text:span><text:span text:style-name="T8">Uncage button</text:span><text:span text:style-name="T19">) to slave seeker to target.</text:span></text:p>
        </text:list-item>
        <text:list-item>
          <text:p text:style-name="P27"><text:span text:style-name="T37">Press</text:span><text:span text:style-name="T40"> and </text:span><text:span text:style-name="T41">hold</text:span><text:span text:style-name="T37"> </text:span><text:span text:style-name="T53">Trigger</text:span><text:span text:style-name="T37"> to fire.</text:span></text:p>
        </text:list-item>
      </text:list>
      <text:list text:style-name="L6">
        <text:list-item>
          <text:list>
            <text:list-item>
              <text:p text:style-name="P20">Engine RPM will drop for a few seconds to prevent flameout from exhaust gas ingestion.</text:p>
            </text:list-item>
          </text:list>
        </text:list-item>
      </text:list>
      <text:p text:style-name="P10"><text:span text:style-name="T21">A</text:span><text:span text:style-name="T19">vailable radar ACM modes (automatic lock, 10 nmi range):</text:span></text:p>
      <text:list xml:id="list144439681383817" text:continue-list="list347205259" text:style-name="L3">
        <text:list-item>
          <text:p text:style-name="P21"><text:span text:style-name="T1">WSC </text:span><text:span text:style-name="T3">(Dish Hat)</text:span><text:span text:style-name="T1"> Forward</text:span>: <text:span text:style-name="T1">Boresight/Vertical</text:span><text:span text:style-name="T79"> scan</text:span></text:p>
        </text:list-item>
        <text:list-item>
          <text:p text:style-name="P39"><text:span text:style-name="T8">WSC </text:span><text:span text:style-name="T14">(Dish Hat)</text:span><text:span text:style-name="T8"> Back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17"><text:span text:style-name="T1">WSC </text:span><text:span text:style-name="T3">(Dish Hat)</text:span><text:span text:style-name="T1"> Press</text:span>: <text:span text:style-name="T1">Unlock target</text:span><text:span text:style-name="T78"> or exit other mode</text:span></text:p>
        </text:list-item>
      </text:list>
      <text:p text:style-name="P8"/>
      <text:p text:style-name="P5">Super 530D <text:span text:style-name="T88">-- </text:span>SARH</text:p>
      <text:list xml:id="list4073242413" text:style-name="L7">
        <text:list-item>
          <text:p text:style-name="P42">Press <text:span text:style-name="T5">Gray Reset Hat press</text:span><text:span text:style-name="T80"> ("</text:span>CNM <text:span text:style-name="T81">Switch n</text:span>eutral<text:span text:style-name="T80">") </text:span><text:span text:style-name="T82">to set PCA weapon select.</text:span></text:p>
        </text:list-item>
        <text:list-item>
          <text:p text:style-name="P42">On <text:span text:style-name="T1">PPA</text:span> (above right knee):</text:p>
          <text:list>
            <text:list-item>
              <text:p text:style-name="P36"><text:span text:style-name="T64">Ensure </text:span><text:span text:style-name="T60">S530 </text:span><text:span text:style-name="T61">Standby</text:span><text:span text:style-name="T63"> button </text:span><text:span text:style-name="T64">shows "P". <text:s/>If not, press to start warm-up (45 seconds)</text:span><text:span text:style-name="T63">.</text:span></text:p>
            </text:list-item>
            <text:list-item>
              <text:p text:style-name="P44">Set pylon if desired: I = Auto (default), G = Left, R = Right</text:p>
            </text:list-item>
            <text:list-item>
              <text:p text:style-name="P42"><text:span text:style-name="T6">530D/Rockets/Guns Firing Mode Selector button</text:span> ... <text:span text:style-name="T6">TOT</text:span><text:span text:style-name="T83"> for </text:span><text:span text:style-name="T84">2 missiles per launch,</text:span><text:span text:style-name="T83"> </text:span><text:span text:style-name="T6">PAR</text:span><text:span text:style-name="T83"> for </text:span><text:span text:style-name="T84">1 missile per launch</text:span></text:p>
            </text:list-item>
          </text:list>
        </text:list-item>
        <text:list-item>
          <text:p text:style-name="P42">On <text:span text:style-name="T1">PCA</text:span> (above left knee):</text:p>
          <text:list>
            <text:list-item>
              <text:p text:style-name="P48"><text:span text:style-name="T63">Select </text:span><text:span text:style-name="T60">530</text:span><text:span text:style-name="T63"> button for missiles. <text:s/>Button will show yellow "S".</text:span></text:p>
            </text:list-item>
          </text:list>
        </text:list-item>
        <text:list-item>
          <text:p text:style-name="P44">Lock target in <text:span text:style-name="T85">TWS </text:span><text:span text:style-name="T86">(</text:span><text:span text:style-name="T7">PID</text:span><text:span text:style-name="T86"> on radar) </text:span><text:span text:style-name="T85">or </text:span>STT <text:span text:style-name="T86">(</text:span><text:span text:style-name="T7">PIC</text:span><text:span text:style-name="T86"> on radar)</text:span>.</text:p>
        </text:list-item>
        <text:list-item>
          <text:p text:style-name="P46">Range symbology is shown on right of HUD. <text:s/><text:span text:style-name="T86">Max, NE zone, min, and target range.</text:span></text:p>
        </text:list-item>
        <text:list-item>
          <text:p text:style-name="P28"><text:span text:style-name="T69">When in range, p</text:span><text:span text:style-name="T70">ress </text:span><text:span text:style-name="T69">and hold</text:span><text:span text:style-name="T70"> </text:span><text:span text:style-name="T74">Trigger</text:span><text:span text:style-name="T70"> to </text:span><text:span text:style-name="T71">fire.</text:span></text:p>
        </text:list-item>
      </text:list>
      <text:list text:style-name="L8">
        <text:list-item>
          <text:list>
            <text:list-item>
              <text:p text:style-name="P29"><text:span text:style-name="T69">If in TWS </text:span><text:span text:style-name="T72">(</text:span><text:span text:style-name="T75">PID</text:span><text:span text:style-name="T72">) </text:span><text:span text:style-name="T69">mode, radar will automatically lock in STT before </text:span><text:span text:style-name="T73">launching missile</text:span><text:span text:style-name="T69">.</text:span></text:p>
            </text:list-item>
          </text:list>
        </text:list-item>
      </text:list>
      <text:list text:style-name="L9">
        <text:list-item>
          <text:list>
            <text:list-item>
              <text:p text:style-name="P45">Engine RPM will drop for a few seconds to prevent flameout from exhaust gas ingestion.</text:p>
            </text:list-item>
          </text:list>
        </text:list-item>
      </text:list>
      <text:list xml:id="list144439515823864" text:continue-list="list4073242413" text:style-name="L7">
        <text:list-item>
          <text:p text:style-name="P36"><text:span text:style-name="T66">When done with </text:span><text:span text:style-name="T67">missiles</text:span><text:span text:style-name="T66">, press </text:span><text:span text:style-name="T62">530</text:span><text:span text:style-name="T66"> on PCA panel so the "</text:span><text:span text:style-name="T62">S</text:span><text:span text:style-name="T66">" goes away.</text:span></text:p>
        </text:list-item>
        <text:list-item>
          <text:p text:style-name="P28"><text:span text:style-name="T32">Set HUD back to </text:span><text:span text:style-name="T43">NAV</text:span><text:span text:style-name="T32"> mode with </text:span><text:span text:style-name="T43">Weapons System CMD AFT</text:span><text:span text:style-name="T32"> (</text:span><text:span text:style-name="T55">Dish Hat</text:span><text:span text:style-name="T43"> </text:span><text:span text:style-name="T56">down</text:span><text:span text:style-name="T32">)</text:span></text:p>
        </text:list-item>
      </text:list>
      <text:p text:style-name="P11"><text:span text:style-name="T21">A</text:span><text:span text:style-name="T19">vailable radar ACM modes (automatic lock, 10 nmi range):</text:span></text:p>
      <text:list text:style-name="L10">
        <text:list-item>
          <text:p text:style-name="P37"><text:span text:style-name="T15">WSC </text:span><text:span text:style-name="T14">(Dish Hat)</text:span><text:span text:style-name="T15"> Forward</text:span><text:span text:style-name="T29">: </text:span><text:span text:style-name="T16">Boresight/</text:span><text:span text:style-name="T15">HUD </text:span><text:span text:style-name="T17">Spiral</text:span><text:span text:style-name="T30"> </text:span><text:span text:style-name="T29">(shows </text:span><text:span text:style-name="T15">SVI</text:span><text:span text:style-name="T29">), </text:span><text:span text:style-name="T31">or </text:span><text:span text:style-name="T15">Flood</text:span><text:span text:style-name="T29"> if missile is in the air </text:span><text:span text:style-name="T31">(</text:span><text:span text:style-name="T29">use to </text:span><text:span text:style-name="T25">quickly re-lock</text:span><text:span text:style-name="T29"> on a target that broke lock)</text:span></text:p>
        </text:list-item>
        <text:list-item>
          <text:p text:style-name="P40"><text:span text:style-name="T8">WSC </text:span><text:span text:style-name="T14">(Dish Hat)</text:span><text:span text:style-name="T8"> Back</text:span><text:span text:style-name="T18">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22"><text:span text:style-name="T1">WSC </text:span><text:span text:style-name="T3">(Dish Hat)</text:span><text:span text:style-name="T1"> Press</text:span>: <text:span text:style-name="T4">Unlock target</text:span><text:span text:style-name="T78"> or exit other m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4:39.051000000</dc:date>
    <meta:editing-duration>PT12H2M21S</meta:editing-duration>
    <meta:editing-cycles>8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7" meta:word-count="677" meta:character-count="3568" meta:non-whitespace-character-count="2984"/>
  </office:meta>
</office:document-meta>
</file>